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101.06pt"/>
    </style:style>
    <style:style style:name="co12" style:family="table-column">
      <style:table-column-properties fo:break-before="auto" style:column-width="127.7pt"/>
    </style:style>
    <style:style style:name="co13" style:family="table-column">
      <style:table-column-properties fo:break-before="auto" style:column-width="162.11pt"/>
    </style:style>
    <style:style style:name="co14" style:family="table-column">
      <style:table-column-properties fo:break-before="auto" style:column-width="9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5" style:family="table-cell" style:parent-style-name="Default" style:data-style-name="N6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11"/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LU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0 N0:(ReadLSB w32 0 __arr32__lu))) (Eq false (Eq 0 N1:(ReadLSB w32 4 __arr32__lu))) (Eq false (Eq 0 N2:(ReadLSB w32 8 __arr32__lu))) (Eq false (Eq 0 N3:(ReadLSB w32 12 __arr32__lu))) (Eq false (Eq 0 N4:(ReadLSB w32 16 __arr32__lu))) (Eq false (Eq 0 N5:(ReadLSB w32 20 __arr32__lu))) (Eq false (Eq 0 N6:(ReadLSB w32 24 __arr32__lu))) (Eq false (Eq 0 N7:(ReadLSB w32 28 __arr32__lu))) (Eq false (Eq 0 N8:(ReadLSB w32 32 __arr32__lu))) (Sle 0 N0) (Eq false (Sle 0 N3)) (Slt N0 N9:(Sub w32 0 N3)) (Eq false (Sle 0 N6)) (Eq false (Slt N9 (Sub w32 0 N6))) (Sle 0 N10:(Sub w32 N1 (Mul w32 N11:(Mul w32 N0 N12:(SDiv w32 1 N3)) N4))) (Sle 0 N13:(Sub w32 N7 (Mul w32 N14:(Mul w32 N6 N12) N4))) (Slt N10 N13) (Sle 0 (Sub w32 (Sub w32 N2 (Mul w32 N11 N5)) (Mul w32 (Mul w32 N10 (SDiv w32 1 N13)) (Sub w32 N8 (Mul w32 N14 N5)))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!(((0 - lu[3]) * (1 - ((0 - (lu_err * lu[3])) / (0 - lu[3])))) &lt; ((0 - lu[6]) * (1 - ((0 - (lu_err * lu[6])) / (0 - lu[6]))))) &amp;&amp; (0 &lt;= 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) &amp;&amp; (0 &lt;=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 &amp;&amp; (((lu[1] - ((lu[0] * (1 / lu[3])) * lu[4])) * (1 - (((lu_err * lu[1]) - (((((lu_err + ((0 - lu_err) / (1 - lu_err))) - (((0 - lu_err) / (1 - lu_err)) * lu_err)) + lu_err) - (lu_err * ((lu_err + ((0 - lu_err) / (1 - lu_err))) - (((0 - lu_err) / (1 - lu_err)) * lu_err)))) * ((lu[0] * (1 / lu[3])) * lu[4]))) / (lu[1] - ((lu[0] * (1 / lu[3])) * lu[4]))))) &lt; ((lu[7] - ((lu[6] * (1 / lu[3])) * lu[4])) * (1 - (((lu_err * lu[7]) - (((((lu_err + ((0 - lu_err) / (1 - lu_err))) - (((0 - lu_err) / (1 - lu_err)) * lu_err)) + lu_err) - (lu_err * ((lu_err + ((0 - lu_err) / (1 - lu_err))) - (((0 - lu_err) / (1 - lu_err)) * lu_err)))) * ((lu[6] * (1 / lu[3])) * lu[4]))) / (lu[7] - ((lu[6] * (1 / lu[3])) * lu[4]))))))) </text:p>
          </table:table-cell>
          <table:table-cell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4.418805e+59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size of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table:style-name="ce6" office:value-type="string" calcext:value-type="string">
            <text:p>N</text:p>
          </table:table-cell>
          <table:table-cell office:value-type="string" calcext:value-type="string">
            <text:p>size of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M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6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table:style-name="ce4" office:value-type="string" calcext:value-type="string">
            <text:p>recp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-1.89181 - 0.0376204 x</text:p>
          </table:table-cell>
          <table:table-cell office:value-type="float" office:value="-1.91062" calcext:value-type="float">
            <text:p>-1.9106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regression at 0.5 &lt; 0.5</text:p>
          </table:table-cell>
          <table:table-cell office:value-type="string" calcext:value-type="string">
            <text:p>0.469042 + 0.000107107 x</text:p>
          </table:table-cell>
          <table:table-cell office:value-type="float" office:value="0.469096" calcext:value-type="float">
            <text:p>0.469096</text:p>
          </table:table-cell>
        </table:table-row>
        <table:table-row table:style-name="ro1">
          <table:table-cell office:value-type="string" calcext:value-type="string">
            <text:p>AiiJ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Error expression returns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unter variable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16/18" office:value-type="percentage" office:value="0.888888888888889" calcext:value-type="percentage">
            <text:p>88.89%</text:p>
          </table:table-cell>
          <table:table-cell table:number-columns-repeated="4"/>
        </table:table-row>
      </table:table>
      <table:table table:name="ApproxSyma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9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Y</text:p>
          </table:table-cell>
          <table:table-cell table:formula="of:=IF([.B4]=&quot;N&quot;;IF([.C4]=&quot;N&quot;;&quot;TN&quot;;&quot;FP&quot;);IF([.C4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pivot</text:p>
          </table:table-cell>
          <table:table-cell table:number-columns-repeated="2" office:value-type="string" calcext:value-type="string">
            <text:p>N</text:p>
          </table:table-cell>
          <table:table-cell table:formula="of:=IF([.B5]=&quot;N&quot;;IF([.C5]=&quot;N&quot;;&quot;TN&quot;;&quot;FP&quot;);IF([.C5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table:formula="of:=IF([.B6]=&quot;N&quot;;IF([.C6]=&quot;N&quot;;&quot;TN&quot;;&quot;FP&quot;);IF([.C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B7]=&quot;N&quot;;IF([.C7]=&quot;N&quot;;&quot;TN&quot;;&quot;FP&quot;);IF([.C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minMN</text:p>
          </table:table-cell>
          <table:table-cell table:number-columns-repeated="2" office:value-type="string" calcext:value-type="string">
            <text:p>N</text:p>
          </table:table-cell>
          <table:table-cell table:formula="of:=IF([.B8]=&quot;N&quot;;IF([.C8]=&quot;N&quot;;&quot;TN&quot;;&quot;FP&quot;);IF([.C8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formula="of:=IF([.B9]=&quot;N&quot;;IF([.C9]=&quot;N&quot;;&quot;TN&quot;;&quot;FP&quot;);IF([.C9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N</text:p>
          </table:table-cell>
          <table:table-cell table:formula="of:=IF([.B10]=&quot;N&quot;;IF([.C10]=&quot;N&quot;;&quot;TN&quot;;&quot;FP&quot;);IF([.C10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B11]=&quot;N&quot;;IF([.C11]=&quot;N&quot;;&quot;TN&quot;;&quot;FP&quot;);IF([.C11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B12]=&quot;N&quot;;IF([.C12]=&quot;N&quot;;&quot;TN&quot;;&quot;FP&quot;);IF([.C12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Y</text:p>
          </table:table-cell>
          <table:table-cell table:formula="of:=IF([.B13]=&quot;N&quot;;IF([.C13]=&quot;N&quot;;&quot;TN&quot;;&quot;FP&quot;);IF([.C13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14]=&quot;N&quot;;IF([.C14]=&quot;N&quot;;&quot;TN&quot;;&quot;FP&quot;);IF([.C14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table:style-name="ce4" office:value-type="string" calcext:value-type="string">
            <text:p>recp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B15]=&quot;N&quot;;IF([.C15]=&quot;N&quot;;&quot;TN&quot;;&quot;FP&quot;);IF([.C15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formula="of:=IF([.B16]=&quot;N&quot;;IF([.C16]=&quot;N&quot;;&quot;TN&quot;;&quot;FP&quot;);IF([.C16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N</text:p>
          </table:table-cell>
          <table:table-cell table:formula="of:=IF([.B17]=&quot;N&quot;;IF([.C17]=&quot;N&quot;;&quot;TN&quot;;&quot;FP&quot;);IF([.C17]=&quot;N&quot;;&quot;FN&quot;;&quot;TP&quot;)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Ai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18]=&quot;N&quot;;IF([.C18]=&quot;N&quot;;&quot;TN&quot;;&quot;FP&quot;);IF([.C18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B19]=&quot;N&quot;;IF([.C19]=&quot;N&quot;;&quot;TN&quot;;&quot;FP&quot;);IF([.C19]=&quot;N&quot;;&quot;FN&quot;;&quot;TP&quot;))" office:value-type="string" office:string-value="FN" calcext:value-type="string">
            <text:p>FN</text:p>
          </table:table-cell>
        </table:table-row>
        <table:table-row table:style-name="ro1">
          <table:table-cell office:value-type="string" calcext:value-type="string">
            <text:p>AiiJ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B20]=&quot;N&quot;;IF([.C20]=&quot;N&quot;;&quot;TN&quot;;&quot;FP&quot;);IF([.C20]=&quot;N&quot;;&quot;FN&quot;;&quot;TP&quot;))" office:value-type="string" office:string-value="TP" calcext:value-type="string">
            <text:p>TP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</text:p>
          </table:table-cell>
          <table:table-cell table:formula="of:=IF([.B21]=&quot;N&quot;;IF([.C21]=&quot;N&quot;;&quot;TN&quot;;&quot;FP&quot;);IF([.C21]=&quot;N&quot;;&quot;FN&quot;;&quot;TP&quot;))" office:value-type="string" office:string-value="TN" calcext:value-type="string">
            <text:p>TN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P</text:p>
          </table:table-cell>
          <table:table-cell table:style-name="ce9" table:formula="of:=COUNTIFS([.D4:.D21];&quot;=TP&quot;)"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N</text:p>
          </table:table-cell>
          <table:table-cell table:formula="of:==COUNTIFS([.D4:.D21];&quot;=Tn&quot;)" office:value-type="float" office:value="10" calcext:value-type="float">
            <text:p>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D4:.D21];&quot;=fP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N</text:p>
          </table:table-cell>
          <table:table-cell table:style-name="ce9" table:formula="of:=COUNTIFS([.D4:.D21];&quot;=FN&quot;)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10" table:formula="of:=SUM([.B24:.B27])" office:value-type="float" office:value="18" calcext:value-type="float">
            <text:p>18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ccuracy</text:p>
          </table:table-cell>
          <table:table-cell table:formula="of:=([.B24]+[.B25])/[.B28]" office:value-type="float" office:value="0.833333333333333" calcext:value-type="float">
            <text:p>0.833333333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24]/([.B24]+[.B26]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24]/([.B24]+[.B27])" office:value-type="float" office:value="0.625" calcext:value-type="float">
            <text:p>0.625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7:09:56.429098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3-20T21:45:26.348245101</dc:date>
    <meta:editing-duration>PT12H53M54S</meta:editing-duration>
    <meta:editing-cycles>41</meta:editing-cycles>
    <meta:generator>LibreOffice/5.1.6.2$Linux_X86_64 LibreOffice_project/10m0$Build-2</meta:generator>
    <meta:document-statistic meta:table-count="3" meta:cell-count="199" meta:object-count="0"/>
  </office:meta>
</office:document-meta>
</file>